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Page 1]</text:p>
      <text:p text:style-name="P7">For a funeral/</text:p>
      <text:p text:style-name="P6">The memory of a dear friend of mine, whom the de-/-ceased fondly loved, has compelled my compliance/ with <text:span text:style-name="T2">his repeated</text:span><text:span text:style-name="T3"> a request which, as I am assured, he repeatedly expressed, I acknowledge that/ on an occasion of comparatively recent date, I re-/-considered my consent to offer official services un-/-der a circumstance like the present. <text:s/>I believed/ then, as I believe now, that I ought not to coun-/-tenance a </text:span><text:span text:style-name="T2">departure</text:span><text:span text:style-name="T3"> deviation from a rule, founded on the his-/-tory of Judaism, </text:span><text:span text:style-name="T2">which dates</text:span><text:span text:style-name="T3"> and illustrated as far back as in the/ time of Abraham. <text:s/>For, untrue is the assert-/-ion that Israelites accepted at any period the Greek/ method of disposing of their dead. <text:s/>But while my/ mind warned me against the act that I now/ perform, my heart urged me on to it./</text:span></text:p>
      <text:p text:style-name="P6"><text:span text:style-name="T3">The high esteem in which I held the woman/ upon whom C.....S......had bestowed all his af-/-fection, </text:span><text:span text:style-name="T2">passed</text:span><text:span text:style-name="T3"> was in a measure transferred </text:span><text:span text:style-name="T2">over</text:span><text:span text:style-name="T3"> to him. <text:s/>For/ her sake, he showed me and mine tokens of/ kind regards, which I dared not ignore, and which/ would have rendered a refusal, </text:span><text:span text:style-name="T2">at</text:span><text:span text:style-name="T3"> in this sorrowful/</text:span></text:p>
      <text:p text:style-name="P6"><text:span text:style-name="T3"/></text:p>
      <text:p text:style-name="P6"><text:span text:style-name="T3">[Page 2]</text:span></text:p>
      <text:p text:style-name="P6"><text:span text:style-name="T3">instance, ingratitude. <text:s/>He who was so sud-/-denly taken hence, wished that I would speak over/ his </text:span><text:soft-page-break/><text:span text:style-name="T3">remains </text:span><text:span text:style-name="T2">and what</text:span><text:span text:style-name="T3"> as I felt, and that alone will/ I </text:span><text:span text:style-name="T2">say</text:span><text:span text:style-name="T3"> utter. <text:s/>I lament his departure because I im-/-agine myself correct in declaring C.....S....../ a man of sterling integrity. <text:s/>Without using/ </text:span><text:span text:style-name="T2">the</text:span><text:span text:style-name="T3"> clerical cant </text:span><text:span text:style-name="T2">of the cloth</text:span><text:span text:style-name="T3">, quoting at great length Law/ and traditions, I may appeal to the Sages of our/ people as my authority for saying that the undying/ spirit of this Hebrew now standing before the Almighty/ Judge will be awarded happiness, for, to the question/ put to it, the soul will be able to answer. <text:s/>"Yea/ O Lord!" <text:s/>So tell us the Talmudists. <text:s/>As we/ appear in the presence of God, we will first be/ asked: "Have you dealt honestly with your fellow-/creatures?" <text:s/>Not concerning our varied </text:span><text:span text:style-name="T2">[?]</text:span><text:span text:style-name="T3"> attainments;/ not about our metaphisical[sic!] investigations and/ critical researches, but on the uprightness of our/ dealings, on our probity we shall be interrogated./</text:span></text:p>
      <text:p text:style-name="P6"><text:span text:style-name="T3"><text:tab/>I have never heard of breath of censure </text:span><text:span text:style-name="T2">on</text:span><text:span text:style-name="T3"> touching/ the character of my brother Israelite here coffined. <text:s/>The fa-/cilities to discover his leading principles were not/</text:span></text:p>
      <text:p text:style-name="P6"><text:span text:style-name="T3"/></text:p>
      <text:p text:style-name="P6"><text:span text:style-name="T3">[Page 3]</text:span></text:p>
      <text:p text:style-name="P6"><text:span text:style-name="T3">given me, but had he swerved from the path/ of rectitude, I would have learned it from </text:span><text:span text:style-name="T2">those</text:span><text:span text:style-name="T3"> [?] parties who/ came near to him. <text:s/>On the contrary, veracious per-/-sons </text:span><text:span text:style-name="T2">from</text:span><text:span text:style-name="T3"> with whom I casually conversed </text:span><text:span text:style-name="T2">with</text:span><text:span text:style-name="T3"> in refe-/-rence to C.....S......were unanimous in/ their approval of his conduct, and my personal/ observation brought home to my mind the conviction/ that he united with an honest heart, an intellect/ well equipped in </text:span><text:span text:style-name="T2">practical</text:span><text:span text:style-name="T3"> general knowledge. <text:s/>Men/ of that calibre are not very plentiful, and/ the </text:span><text:span text:style-name="T2">departure</text:span><text:span text:style-name="T3"> demise of one avowedly so endowed, is a/ misfortune. <text:s/>But the grief of that loss is/ intensified by the thought of the </text:span><text:span text:style-name="T2">shocking</text:span><text:span text:style-name="T3"> woeful man-/-ner in which it was met. <text:s/>To go in quest/ of an innocent and invigorating exercise and/ encounter death, is to leave behind a sorrow pro-/-found. <text:s/>To the bereaved, who received this severe/ thrust, reopening wounds that time cannot </text:span><text:span text:style-name="T2">never</text:span><text:span text:style-name="T3">/ entirely heal, I point out the great restorative./ <text:s/>Faith sustained by reason. <text:s/>Nothing is lost,/ not an atom but it is reproduced in some other/ form. <text:s/>Nature attests it, religion proclaims it./</text:span></text:p>
      <text:p text:style-name="P6"><text:span text:style-name="T3"/></text:p>
      <text:p text:style-name="P6"><text:span text:style-name="T3">[Page 4]</text:span></text:p>
      <text:p text:style-name="P6"><text:span text:style-name="T3">Season follows season, and what lay dormant is rewakened--/ and we read "The spirit of God made me, and the breath of the Almighty will/ revive me." </text:span><text:span text:style-name="T2">an</text:span><text:span text:style-name="T3"> With them the faculties which in all reality con-/-stitute our being, and move us to action, end in/ annihilation? <text:s/>Never. <text:s/>The sentiments which stirred/ C.....S..... to </text:span><text:span text:style-name="T2">action</text:span><text:span text:style-name="T3"> deeds of goodness live. <text:s/>He is not/ dead because his limbs are rigid, so long as the/ </text:span><text:span text:style-name="T2">spirit has</text:span><text:span text:style-name="T3"> noblest part of him returned unto that </text:span><text:span text:style-name="T2">God</text:span><text:span text:style-name="T3"> Lord who gave it. <text:s/></text:span><text:span text:style-name="T2">He</text:span><text:span text:style-name="T3"> My brother/ might have dwelt among us yet, at least, another/ score of years, and continued an example of </text:span><text:span text:style-name="T2">honesty</text:span><text:span text:style-name="T3"> integrity,/ but [Hebrew] countless are the worlds created by/ infinite wisdom, and higher and higher still will/ the soul rise in the realms of immortality./</text:span></text:p>
      <text:p text:style-name="P6"><text:span text:style-name="T3">Oh! compassionate Lord! <text:s/>Too rapid was the tran-/-sition, that they who mourn the separation may be/ easily tranquillized. <text:s/>Bid Thy divine consolation to abide with/ them, and anguish will turn into pious resignation./ <text:s/>Forgive the weaknesses and shortcomings of a crea-/-ture of Thy making, O Lord! <text:s/>Cause his virtues to ap-/-pear before Thy throne as his advocates, and al-/-lot to his intellectual soul the beatitude of the/ </text:span><text:span text:style-name="T2">good</text:span><text:span text:style-name="T3"> honest and the tru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22T11:50:51.75</meta:creation-date>
    <meta:document-statistic meta:table-count="0" meta:image-count="0" meta:object-count="0" meta:page-count="3" meta:paragraph-count="76" meta:word-count="938" meta:character-count="5889"/>
    <dc:date>2012-10-22T13:41:07.83</dc:date>
    <dc:creator>Penn Libraries</dc:creator>
    <meta:editing-duration>PT00H04M14S</meta:editing-duration>
    <meta:editing-cycles>1</meta:editing-cycles>
    <meta:generator>OpenOffice.org/3.2$Win32 OpenOffice.org_project/320m12$Build-9483</meta:generator>
  </office:meta>
</office:document-meta>
</file>